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7b12f" officeooo:paragraph-rsid="0017b12f"/>
    </style:style>
    <style:style style:name="P2" style:family="paragraph" style:parent-style-name="Standard">
      <style:text-properties fo:language="cs" fo:country="CZ" officeooo:rsid="0017b12f" officeooo:paragraph-rsid="001aadb2"/>
    </style:style>
    <style:style style:name="P3" style:family="paragraph" style:parent-style-name="Standard">
      <style:text-properties fo:language="cs" fo:country="CZ" officeooo:rsid="0017b12f" officeooo:paragraph-rsid="001e66ed"/>
    </style:style>
    <style:style style:name="P4" style:family="paragraph" style:parent-style-name="Standard">
      <style:text-properties fo:language="cs" fo:country="CZ" officeooo:rsid="001bca05" officeooo:paragraph-rsid="001bca05"/>
    </style:style>
    <style:style style:name="P5" style:family="paragraph" style:parent-style-name="Standard">
      <style:text-properties fo:language="cs" fo:country="CZ" officeooo:rsid="0023686e" officeooo:paragraph-rsid="0023686e"/>
    </style:style>
    <style:style style:name="P6" style:family="paragraph" style:parent-style-name="Standard">
      <style:text-properties fo:language="cs" fo:country="CZ" officeooo:rsid="001ff7f6" officeooo:paragraph-rsid="001ff7f6"/>
    </style:style>
    <style:style style:name="P7" style:family="paragraph" style:parent-style-name="Standard">
      <style:text-properties officeooo:rsid="001aadb2" officeooo:paragraph-rsid="001aadb2"/>
    </style:style>
    <style:style style:name="P8" style:family="paragraph" style:parent-style-name="Standard">
      <style:text-properties officeooo:paragraph-rsid="0019d017"/>
    </style:style>
    <style:style style:name="P9" style:family="paragraph" style:parent-style-name="Standard">
      <style:text-properties officeooo:rsid="001ff7f6" officeooo:paragraph-rsid="00232acd"/>
    </style:style>
    <style:style style:name="P10" style:family="paragraph" style:parent-style-name="Standard">
      <style:text-properties fo:language="cs" fo:country="CZ" officeooo:rsid="001aadb2" officeooo:paragraph-rsid="00275966"/>
    </style:style>
    <style:style style:name="P11" style:family="paragraph" style:parent-style-name="Standard">
      <style:text-properties fo:language="cs" fo:country="CZ" officeooo:rsid="001aadb2" officeooo:paragraph-rsid="001ff7f6"/>
    </style:style>
    <style:style style:name="P12" style:family="paragraph" style:parent-style-name="Standard">
      <style:text-properties fo:language="cs" fo:country="CZ" officeooo:rsid="00232acd" officeooo:paragraph-rsid="00281d2f"/>
    </style:style>
    <style:style style:name="P13" style:family="paragraph" style:parent-style-name="Standard">
      <style:text-properties fo:language="cs" fo:country="CZ" officeooo:rsid="0017b12f" officeooo:paragraph-rsid="001aadb2"/>
    </style:style>
    <style:style style:name="P14" style:family="paragraph" style:parent-style-name="Standard">
      <style:text-properties fo:language="cs" fo:country="CZ" officeooo:rsid="0017b12f" officeooo:paragraph-rsid="0017b12f"/>
    </style:style>
    <style:style style:name="P15" style:family="paragraph" style:parent-style-name="Standard">
      <style:text-properties fo:language="cs" fo:country="CZ" officeooo:rsid="00281d2f" officeooo:paragraph-rsid="00281d2f"/>
    </style:style>
    <style:style style:name="P16" style:family="paragraph" style:parent-style-name="Standard">
      <style:text-properties fo:language="cs" fo:country="CZ" officeooo:rsid="001aef17" officeooo:paragraph-rsid="001aef17"/>
    </style:style>
    <style:style style:name="P17" style:family="paragraph" style:parent-style-name="Standard">
      <style:text-properties fo:language="cs" fo:country="CZ" officeooo:rsid="002a722a" officeooo:paragraph-rsid="002a722a"/>
    </style:style>
    <style:style style:name="P18" style:family="paragraph" style:parent-style-name="Standard">
      <style:text-properties fo:language="cs" fo:country="CZ" officeooo:rsid="002ce40f" officeooo:paragraph-rsid="002ce40f"/>
    </style:style>
    <style:style style:name="P19" style:family="paragraph" style:parent-style-name="Standard">
      <style:text-properties officeooo:rsid="001ff7f6" officeooo:paragraph-rsid="001ff7f6"/>
    </style:style>
    <style:style style:name="P20" style:family="paragraph" style:parent-style-name="Standard">
      <style:text-properties officeooo:rsid="001ff7f6" officeooo:paragraph-rsid="00232acd"/>
    </style:style>
    <style:style style:name="P21" style:family="paragraph" style:parent-style-name="Standard">
      <style:text-properties officeooo:rsid="00275966" officeooo:paragraph-rsid="00275966"/>
    </style:style>
    <style:style style:name="P22" style:family="paragraph" style:parent-style-name="Standard">
      <style:text-properties fo:language="en" fo:country="US" officeooo:rsid="00281d2f" officeooo:paragraph-rsid="00281d2f"/>
    </style:style>
    <style:style style:name="P23" style:family="paragraph" style:parent-style-name="Standard">
      <style:text-properties officeooo:rsid="002a6d60" officeooo:paragraph-rsid="002a6d60"/>
    </style:style>
    <style:style style:name="P24" style:family="paragraph" style:parent-style-name="Standard">
      <style:text-properties officeooo:rsid="002a722a" officeooo:paragraph-rsid="002a722a"/>
    </style:style>
    <style:style style:name="P25" style:family="paragraph" style:parent-style-name="Standard">
      <style:text-properties officeooo:paragraph-rsid="002ce40f"/>
    </style:style>
    <style:style style:name="P26" style:family="paragraph" style:parent-style-name="Text_20_body">
      <style:text-properties fo:language="cs" fo:country="CZ" officeooo:rsid="0023e4de" officeooo:paragraph-rsid="0023e4de"/>
    </style:style>
    <style:style style:name="P27" style:family="paragraph" style:parent-style-name="Text_20_body">
      <style:text-properties fo:language="cs" fo:country="CZ" officeooo:rsid="002e254c" officeooo:paragraph-rsid="002e254c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aadb2"/>
    </style:style>
    <style:style style:name="T3" style:family="text">
      <style:text-properties fo:language="cs" fo:country="CZ" officeooo:rsid="001aef17"/>
    </style:style>
    <style:style style:name="T4" style:family="text">
      <style:text-properties fo:language="cs" fo:country="CZ" officeooo:rsid="0019d017"/>
    </style:style>
    <style:style style:name="T5" style:family="text">
      <style:text-properties fo:language="cs" fo:country="CZ" officeooo:rsid="00232acd"/>
    </style:style>
    <style:style style:name="T6" style:family="text">
      <style:text-properties fo:language="cs" fo:country="CZ" officeooo:rsid="0023686e"/>
    </style:style>
    <style:style style:name="T7" style:family="text">
      <style:text-properties fo:language="cs" fo:country="CZ" officeooo:rsid="002a6d60"/>
    </style:style>
    <style:style style:name="T8" style:family="text">
      <style:text-properties fo:language="cs" fo:country="CZ" officeooo:rsid="002e254c"/>
    </style:style>
    <style:style style:name="T9" style:family="text">
      <style:text-properties fo:language="cs" fo:country="CZ" officeooo:rsid="002ce40f"/>
    </style:style>
    <style:style style:name="T10" style:family="text">
      <style:text-properties officeooo:rsid="001e66ed"/>
    </style:style>
    <style:style style:name="T11" style:family="text">
      <style:text-properties officeooo:rsid="001ff7f6"/>
    </style:style>
    <style:style style:name="T12" style:family="text">
      <style:text-properties officeooo:rsid="0023686e"/>
    </style:style>
    <style:style style:name="T13" style:family="text">
      <style:text-properties officeooo:rsid="00275966"/>
    </style:style>
    <style:style style:name="T14" style:family="text">
      <style:text-properties officeooo:rsid="002a6d60"/>
    </style:style>
    <style:style style:name="T15" style:family="text">
      <style:text-properties officeooo:rsid="002b6675"/>
    </style:style>
    <style:style style:name="T16" style:family="text">
      <style:text-properties officeooo:rsid="002e25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delané</text:h>
      <text:p text:style-name="P2">Pařezů se zbavují klučením </text:p>
      <text:p text:style-name="P15">pěstují obilí, hrách a jablka</text:p>
      <text:p text:style-name="P12">vyrábí mošty a kvašené alkoholické nápoje</text:p>
      <text:p text:style-name="P2">mají problémy se zvěří, která jim žere úrodu</text:p>
      <text:p text:style-name="P22">pro vodu chod<text:span text:style-name="T1">í ke studánce </text:span><text:span text:style-name="T7">(kéž by existoval jednodušší způsob)</text:span></text:p>
      <text:p text:style-name="P25"><text:span text:style-name="T8">lidé jsou spjati s půdou </text:span><text:span text:style-name="T9">a vlastnictví jiné osoby jim přijde stejně normální jako vlastnictví půdy</text:span></text:p>
      <text:h text:style-name="Heading_20_2" text:outline-level="2">Jukiové</text:h>
      <text:p text:style-name="P15">Loví ryby a tuleně</text:p>
      <text:p text:style-name="P1">muži jsou často nevěrní <text:span text:style-name="T14">(kéž by existoval způsob, jak zabránit nechtěnému početí)</text:span>, <text:span text:style-name="T15">proto je ženy nechtějí pouštět ven</text:span></text:p>
      <text:p text:style-name="P18">běžná je prostituce nebo sexuální otrokyně</text:p>
      <text:p text:style-name="P16">kajaky vyžadují údržbu kravím tukem <text:span text:style-name="T14">(kéž by existoval lepší materiál)</text:span></text:p>
      <text:p text:style-name="P11">nadměrná konzumace alkoholu vede k rodinným katastrofám</text:p>
      <text:p text:style-name="P17">pokud Jukijská žena nedokáže kojit své dítě, musí se nakoupit kozí mléko od Rabarů, které Jukiové nanávidí</text:p>
      <text:h text:style-name="Heading_20_2" text:outline-level="2">Rabarové</text:h>
      <text:p text:style-name="P3"><text:span text:style-name="T11">Chovají ovce </text:span><text:span text:style-name="T12">a kozy</text:span><text:span text:style-name="T11">, p</text:span><text:span text:style-name="T10">astviny vytváří </text:span>žďářením</text:p>
      <text:p text:style-name="P8"><text:span text:style-name="T4">Rodinné ohniště ob</text:span><text:span text:style-name="T3">č</text:span><text:span text:style-name="T4">as způsobí požár</text:span></text:p>
      <text:p text:style-name="P5">z kozího mléka vyrábí sýry a alkoholický nápoj kumys</text:p>
      <text:p text:style-name="P9"><text:span text:style-name="T1"><text:s/></text:span><text:span text:style-name="T5">také medovinu </text:span><text:span text:style-name="T6">z lesního medu</text:span></text:p>
      <text:p text:style-name="P4">rabarové pořádají epochální pitky, během kterých se předhánějí v pití <text:span text:style-name="T14">(kéž by existoval lék proti kocovině)</text:span></text:p>
      <text:h text:style-name="Heading_20_2" text:outline-level="2">Kalingové</text:h>
      <text:p text:style-name="P10">Muži mají obavu z ženské nevěry <text:span text:style-name="T14">(kéž by existoval způsob, jak ověřit otcovství), </text:span><text:span text:style-name="T15">proto žárlí a bojí se je <text:s/>pouštět ven samotné</text:span></text:p>
      <text:p text:style-name="P10"><text:span text:style-name="T13">když má muž podezření, že dítě není jeho, odnese je do lesa a nechá zemřít, aby se o něj nemusel starat</text:span></text:p>
      <text:p text:style-name="P19"><text:span text:style-name="T2">m</text:span><text:span text:style-name="T1">uži musí podstroupit na prahu dospělosti obřízku</text:span></text:p>
      <text:p text:style-name="P23"><text:span text:style-name="T1">kalingové chovají ptactvo, které často úlétá, proto jim zastřihují křídla (kéž by existovali i nelétaví ptáci)</text:span></text:p>
      <text:p text:style-name="P24"><text:span text:style-name="T1">pro chované ptactvo je třeba <text:s/>někdy nakoupit krmivo od Adelanů, které Kalingové nenávidí</text:span></text:p>
      <text:h text:style-name="Heading_20_2" text:outline-level="2">Kontinentálové</text:h>
      <text:p text:style-name="P7"><text:span text:style-name="T1">Vedou partizánský boj prot</text:span><text:span text:style-name="T3">i</text:span><text:span text:style-name="T1"> Cerelusanům</text:span></text:p>
      <text:p text:style-name="P9"><text:span text:style-name="T1">vaří pivo </text:span><text:span text:style-name="T5">a pálenku</text:span></text:p>
      <text:p text:style-name="P21"><text:span text:style-name="T5">m</text:span><text:span text:style-name="T1">ají společné školy, kde bují šikana</text:span></text:p>
      <text:h text:style-name="Heading_20_2" text:outline-level="2">Troglodyti</text:h>
      <text:p text:style-name="P6">Chovají vlky a ostrozuby</text:p>
      <text:p text:style-name="P6"/>
      <text:h text:style-name="Heading_20_2" text:outline-level="2"><text:soft-page-break/>Cerelusané</text:h>
      <text:p text:style-name="P26">Staví akvadukty a kamenné silnice<text:line-break/>milují gladiátorské zápasy v aréně</text:p>
      <text:p text:style-name="P27">provozují otroctví včetně nucené prostituc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12:58:44.640000000</meta:creation-date>
    <dc:date>2022-07-24T17:39:13.557000000</dc:date>
    <meta:editing-duration>P2DT11H25M42S</meta:editing-duration>
    <meta:editing-cycles>14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35" meta:word-count="273" meta:character-count="1748" meta:non-whitespace-character-count="1506"/>
  </office:meta>
</office:document-meta>
</file>